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 </text:span></text:p>
      <text:p text:style-name="P1"><text:span text:style-name="T1"><text:tab/><text:tab/><text:tab/><text:tab/>Pre-defined Functions in re module</text:span></text:p>
      <text:p text:style-name="P1"><text:span text:style-name="T1"><text:tab/><text:tab/>==========================================</text:span></text:p>
      <text:p text:style-name="P1"><text:span text:style-name="T1">=&gt;The 're' module contains the follwing essential Functions.</text:span></text:p>
      <text:p text:style-name="P1"><text:span text:style-name="T1">----------------------------------------------------------------------------------------------</text:span></text:p>
      <text:p text:style-name="P1"><text:span text:style-name="T1">1) finditer():</text:span></text:p>
      <text:p text:style-name="P1"><text:span text:style-name="T1">-------------------------------------------------------------------------------------------<text:tab/><text:tab/></text:span></text:p>
      <text:p text:style-name="P1"><text:span text:style-name="T1">Syntax:- <text:s text:c="6"/>varname=re.finditer("search-pattern","Given data")</text:span></text:p>
      <text:p text:style-name="P1"><text:span text:style-name="T1">=&gt;here varname is an object of type &lt;class,'Callable_Itetaror'&gt;</text:span></text:p>
      <text:p text:style-name="P1"><text:span text:style-name="T1"><text:s/>=&gt;This function is used for searching the "search pattern" in given data iteratively and it returns <text:s/>table of entries which contains start index , end index and matched value based on the search pattern.</text:span></text:p>
      <text:p text:style-name="P1"><text:span text:style-name="T1"><text:s/>----------------------------------------------------------------------------------------------------------------------------</text:span></text:p>
      <text:p text:style-name="P1"><text:span text:style-name="T1">2) findall():</text:span></text:p>
      <text:p text:style-name="P1"><text:span text:style-name="T1">----------------------------------------------------------------------------------------------</text:span></text:p>
      <text:p text:style-name="P1"><text:span text:style-name="T1">Syntax:- <text:s text:c="5"/>varname=re.findall("search-pattern","Given data")</text:span></text:p>
      <text:p text:style-name="P1"><text:span text:style-name="T1"><text:tab/>=&gt;here varname is an object of &lt;class,'list'&gt;</text:span></text:p>
      <text:p text:style-name="P2"/>
      <text:p text:style-name="P1"><text:span text:style-name="T1">=&gt;This function is used for searching the search pattern in <text:s/>entire given data and find all <text:s/>occurences / matches <text:s/>and it returns all the matched values in the form an object &lt;class,'list'&gt; but not returning Start and End Index Values.</text:span></text:p>
      <text:p text:style-name="P1"><text:span text:style-name="T1">-------------------------------------------------------------------------------------------------------------------------------</text:span></text:p>
      <text:p text:style-name="P1"><text:span text:style-name="T1">3) search():</text:span></text:p>
      <text:p text:style-name="P1"><text:span text:style-name="T1">----------------------------------------------------------------------------------------------</text:span></text:p>
      <text:p text:style-name="P1"><text:span text:style-name="T1">Syntax:- <text:s text:c="5"/>varname=re.search("search-pattern","Given data")</text:span></text:p>
      <text:p text:style-name="P1"><text:span text:style-name="T1">=&gt;here varname is an object of &lt;class,'re.match'&gt; or &lt;class,'NoneType'&gt;</text:span></text:p>
      <text:p text:style-name="P2"/>
      <text:p text:style-name="P1"><text:span text:style-name="T1">=&gt;This function is used for searching the search pattern in <text:s/>given data for first occuence / match only but <text:s/>not for other occurences / matches.</text:span></text:p>
      <text:p text:style-name="P1"><text:span text:style-name="T1">=&gt;if the search pattern found in <text:s/>given data then it returns an object of match class <text:s/>which contains matched value and start and end index values and it indicates <text:s/>search is successful.</text:span></text:p>
      <text:p text:style-name="P1"><text:soft-page-break/><text:span text:style-name="T1">=&gt;if the search pattern not found in <text:s/>given data then it returns None which is type &lt;class, "NoneType"&gt; and it indicates search is un-successful.</text:span></text:p>
      <text:p text:style-name="P1"><text:span text:style-name="T1">----------------------------------------------------------------------------------------------------------------</text:span></text:p>
      <text:p text:style-name="P1"><text:span text:style-name="T1">4) group():</text:span></text:p>
      <text:p text:style-name="P1"><text:span text:style-name="T1">----------------------------------------------------------------------------------------------</text:span></text:p>
      <text:p text:style-name="P1"><text:span text:style-name="T1">=&gt;This function is used obtaining matched value by the object of <text:s/>match class</text:span></text:p>
      <text:p text:style-name="P1"><text:span text:style-name="T1">=&gt;This function present in match class of re module</text:span></text:p>
      <text:p text:style-name="P1"><text:span text:style-name="T1">Syntax:- <text:s text:c="4"/>varname=matchtabobj.group()</text:span></text:p>
      <text:p text:style-name="P1"><text:span text:style-name="T1">----------------------------------------------------------------------------------------------</text:span></text:p>
      <text:p text:style-name="P1"><text:span text:style-name="T1">5) start():</text:span></text:p>
      <text:p text:style-name="P1"><text:span text:style-name="T1">----------------------------------------------------------------------------------------------</text:span></text:p>
      <text:p text:style-name="P1"><text:span text:style-name="T1">=&gt;This function is used obtaining <text:s/>starting index of matched value</text:span></text:p>
      <text:p text:style-name="P1"><text:span text:style-name="T1">=&gt;This function present in match class of re module</text:span></text:p>
      <text:p text:style-name="P1"><text:span text:style-name="T1">Syntax: <text:s text:c="4"/>varname=matchobj.start()</text:span></text:p>
      <text:p text:style-name="P1"><text:span text:style-name="T1">----------------------------------------------------------------------------------------------</text:span></text:p>
      <text:p text:style-name="P1"><text:span text:style-name="T1">6) end():</text:span></text:p>
      <text:p text:style-name="P1"><text:span text:style-name="T1">----------------------------------------------------------------------------------------------</text:span></text:p>
      <text:p text:style-name="P1"><text:span text:style-name="T1">=&gt;This function is used obtaining <text:s/>end index+1 of matched value</text:span></text:p>
      <text:p text:style-name="P1"><text:span text:style-name="T1">=&gt;This function present in match class of re module</text:span></text:p>
      <text:p text:style-name="P1"><text:span text:style-name="T1">Syntax: <text:s text:c="4"/>varname=matchobj.end()</text:span></text:p>
      <text:p text:style-name="P1"><text:span text:style-name="T1">----------------------------------------------------------------------------------------------</text:span></text:p>
      <text:p text:style-name="P1"><text:span text:style-name="T1">7) sub() Function</text:span></text:p>
      <text:p text:style-name="P1"><text:span text:style-name="T1">=&gt; This function replaces the matches with the text of your choice:</text:span></text:p>
      <text:p text:style-name="P2"/>
      <text:p text:style-name="P1"><text:span text:style-name="T1">import re</text:span></text:p>
      <text:p text:style-name="P1"><text:span text:style-name="T1">txt = "The rain in Spain"</text:span></text:p>
      <text:p text:style-name="P1"><text:span text:style-name="T1">x = re.sub("\s", "9", txt)</text:span></text:p>
      <text:p text:style-name="P1"><text:soft-page-break/><text:span text:style-name="T1">print(x)---------------------------------- The9rain9in9Sp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324" meta:character-count="3517" meta:non-whitespace-character-count="3187"/>
    <meta:generator>LibreOfficeDev/6.0.5.2$Linux_X86_64 LibreOffice_project/</meta:generator>
  </office:meta>
</office:document-meta>
</file>